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Característiques del mineral de la proveta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9">
            <text:p>Forma<text:s/></text:p>
          </table:table-cell>
          <table:table-cell office:value-type="string" table:style-name="ce13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11">
            <text:p>Exfoliació al polit</text:p>
          </table:table-cell>
          <table:table-cell office:value-type="string" table:style-name="ce5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ctivitat</text:p>
          </table:table-cell>
          <table:table-cell office:value-type="string" table:style-name="ce13">
            <text:p>Baixa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</text:p>
          </table:table-cell>
          <table:table-cell office:value-type="string" table:style-name="ce4">
            <text:p>Gris fosc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uresa al polit</text:p>
          </table:table-cell>
          <table:table-cell office:value-type="string" table:style-name="ce14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leocroisme</text:p>
          </table:table-cell>
          <table:table-cell office:value-type="string" table:style-name="ce4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13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12">
            <text:p>Colors d'interferència</text:p>
          </table:table-cell>
          <table:table-cell office:value-type="string" table:style-name="ce4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14">
            <text:p>Abundants, no observables amb aquest augment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bundància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15">
            <text:p>Altres minerals importants a la proveta (%)</text:p>
          </table:table-cell>
          <table:table-cell office:value-type="string" table:style-name="ce16">
            <text:p>Galena 3%</text:p>
          </table:table-cell>
          <table:table-cell office:value-type="string" table:style-name="ce5">
            <text:p>Arsenopirita 2%</text:p>
          </table:table-cell>
          <table:table-cell office:value-type="string" table:style-name="ce5">
            <text:p>Pirrotina 12%</text:p>
          </table:table-cell>
          <table:table-cell office:value-type="string" table:style-name="ce5">
            <text:p>Calcopirita 3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7">
            <text:p>Característiques generals del mineral</text:p>
          </table:table-cell>
          <table:table-cell office:value-type="string" table:style-name="ce8">
            <text:p>Esfaleri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órmula química</text:p>
          </table:table-cell>
          <table:table-cell office:value-type="string" table:style-name="ce18">
            <text:p>(Zn,Fe)S</text:p>
          </table:table-cell>
          <table:table-cell table:number-columns-repeated="16382"/>
        </table:table-row>
        <table:table-row table:style-name="ro8">
          <table:table-cell office:value-type="string" table:style-name="ce11">
            <text:p>Exfoliació al polit</text:p>
          </table:table-cell>
          <table:table-cell office:value-type="string" table:style-name="ce4">
            <text:p>Rarament visible (110)</text:p>
          </table:table-cell>
          <table:table-cell table:number-columns-repeated="16382"/>
        </table:table-row>
        <table:table-row table:style-name="ro9">
          <table:table-cell office:value-type="string" table:style-name="ce10">
            <text:p>Reflectivitat</text:p>
          </table:table-cell>
          <table:table-cell office:value-type="string" table:style-name="ce13">
            <text:p>Baixa (16.7%)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</text:p>
          </table:table-cell>
          <table:table-cell office:value-type="string" table:style-name="ce4">
            <text:p>Gris fosc; a vegades amb tonalitats marróns o blavos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uresa al polit</text:p>
          </table:table-cell>
          <table:table-cell office:value-type="string" table:style-name="ce13">
            <text:p>Mitja: &gt;calcopirita,&lt;magnetita,&lt;pirrotina</text:p>
          </table:table-cell>
          <table:table-cell table:number-columns-repeated="16382"/>
        </table:table-row>
        <table:table-row table:style-name="ro10">
          <table:table-cell office:value-type="string" table:style-name="ce11">
            <text:p>Pleocroisme</text:p>
          </table:table-cell>
          <table:table-cell office:value-type="string" table:style-name="ce4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13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olors d'interferència</text:p>
          </table:table-cell>
          <table:table-cell office:value-type="string" table:style-name="ce4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10">
            <text:p>Reflexions internes</text:p>
          </table:table-cell>
          <table:table-cell office:value-type="string" table:style-name="ce13">
            <text:p>Frequents. Depenen de la composició i contingut en Fe. Poden ser blanques, grogues, vermelles i marronoses</text:p>
          </table:table-cell>
          <table:table-cell table:number-columns-repeated="16382"/>
        </table:table-row>
        <table:table-row table:style-name="ro11">
          <table:table-cell office:value-type="string" table:style-name="ce11">
            <text:p>Minerals associats</text:p>
          </table:table-cell>
          <table:table-cell office:value-type="string" table:style-name="ce4">
            <text:p>Arsenopirita, calcopirita, galena, hematites, magnetita, marcassita, pirita, pirrotina, entre d'altres.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29:25Z</dc:date>
    <meta:editing-cycles>3</meta:editing-cycles>
    <meta:editing-duration>PT1452S</meta:editing-duration>
  </office:meta>
</office:document-meta>
</file>